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5.90556in" svg:height="4.27292in" style:rel-width="scale" style:rel-height="scale"><draw:image xlink:href="media/image1.tmp" xlink:type="simple" xlink:show="embed" xlink:actuate="onLoad"/><svg:title/><svg:desc>Uma imagem com texto, eletrónica, captura de ecrã, número

Descrição gerada automaticamente</svg:desc></draw:frame></text:p>
      <text:p text:style-name="Normal"><draw:frame draw:style-name="a1" draw:name="Imagem 3" text:anchor-type="as-char" svg:x="0in" svg:y="0in" svg:width="5.90556in" svg:height="3.71597in" style:rel-width="scale" style:rel-height="scale"><draw:image xlink:href="media/image2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2" draw:name="Imagem 4" text:anchor-type="as-char" svg:x="0in" svg:y="0in" svg:width="3.49007in" svg:height="2.95875in" style:rel-width="scale" style:rel-height="scale"><draw:image xlink:href="media/image3.tmp" xlink:type="simple" xlink:show="embed" xlink:actuate="onLoad"/><svg:title/><svg:desc>Uma imagem com texto, captura de ecrã, software, número

Descrição gerada automaticamente</svg:desc></draw:frame></text:p>
      <text:p text:style-name="Normal"><draw:frame draw:style-name="a3" draw:name="Imagem 5" text:anchor-type="as-char" svg:x="0in" svg:y="0in" svg:width="3.60467in" svg:height="3.02126in" style:rel-width="scale" style:rel-height="scale"><draw:image xlink:href="media/image4.tmp" xlink:type="simple" xlink:show="embed" xlink:actuate="onLoad"/><svg:title/><svg:desc>Uma imagem com texto, captura de ecrã, software, número

Descrição gerada automaticamente</svg:desc></draw:frame></text:p>
      <text:p text:style-name="Normal"><draw:frame draw:style-name="a4" draw:name="Imagem 7" text:anchor-type="as-char" svg:x="0in" svg:y="0in" svg:width="2.3024in" svg:height="0.46882in" style:rel-width="scale" style:rel-height="scale"><draw:image xlink:href="media/image5.tmp" xlink:type="simple" xlink:show="embed" xlink:actuate="onLoad"/><svg:title/><svg:desc/></draw:frame></text:p>
      <text:p text:style-name="Normal"><draw:frame draw:style-name="a5" draw:name="Imagem 6" text:anchor-type="as-char" svg:x="0in" svg:y="0in" svg:width="4.60481in" svg:height="0.53132in" style:rel-width="scale" style:rel-height="scale"><draw:image xlink:href="media/image6.tmp" xlink:type="simple" xlink:show="embed" xlink:actuate="onLoad"/><svg:title/><svg:desc>Uma imagem com texto, Tipo de letra, captura de ecrã, file

Descrição gerada automaticamente</svg:desc></draw:frame></text:p>
      <text:p text:style-name="Normal"><draw:frame draw:style-name="a6" draw:name="Imagem 8" text:anchor-type="as-char" svg:x="0in" svg:y="0in" svg:width="4.72983in" svg:height="0.26045in" style:rel-width="scale" style:rel-height="scale"><draw:image xlink:href="media/image7.tmp" xlink:type="simple" xlink:show="embed" xlink:actuate="onLoad"/><svg:title/><svg:desc/></draw:frame></text:p>
      <text:p text:style-name="Normal"><draw:frame draw:style-name="a7" draw:name="Imagem 9" text:anchor-type="as-char" svg:x="0in" svg:y="0in" svg:width="2.13572in" svg:height="0.31254in" style:rel-width="scale" style:rel-height="scale"><draw:image xlink:href="media/image8.tmp" xlink:type="simple" xlink:show="embed" xlink:actuate="onLoad"/><svg:title/><svg:desc/></draw:frame></text:p>
      <text:p text:style-name="Normal"><draw:frame draw:style-name="a8" draw:name="Imagem 10" text:anchor-type="as-char" svg:x="0in" svg:y="0in" svg:width="2.27115in" svg:height="0.53132in" style:rel-width="scale" style:rel-height="scale"><draw:image xlink:href="media/image9.tmp" xlink:type="simple" xlink:show="embed" xlink:actuate="onLoad"/><svg:title/><svg:desc>Uma imagem com texto, Tipo de letra, captura de ecrã, branco

Descrição gerada automaticamente</svg:desc></draw:frame><draw:frame draw:style-name="a9" draw:name="Imagem 11" text:anchor-type="as-char" svg:x="0in" svg:y="0in" svg:width="2.02112in" svg:height="0.53132in" style:rel-width="scale" style:rel-height="scale"><draw:image xlink:href="media/image10.tmp" xlink:type="simple" xlink:show="embed" xlink:actuate="onLoad"/><svg:title/><svg:desc>Uma imagem com texto, Tipo de letra, captura de ecrã, branco

Descrição gerad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CSA0523</meta:initial-creator>
    <dc:creator>NCSA0523</dc:creator>
    <meta:creation-date>2023-09-12T14:54:00Z</meta:creation-date>
    <dc:date>2023-09-12T15:00:00Z</dc:date>
    <meta:template xlink:href="Normal.dotm" xlink:type="simple"/>
    <meta:editing-cycles>10</meta:editing-cycles>
    <meta:editing-duration>PT360S</meta:editing-duration>
    <meta:document-statistic meta:page-count="2" meta:paragraph-count="1" meta:word-count="2" meta:character-count="18" meta:row-count="1" meta:non-whitespace-character-count="17"/>
  </office:meta>
</office:document-meta>
</file>